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        <text:title>Summations</text:title>
      </text:p>
      <text:p text:style-name="OrgTitle"/>
      <text:p text:style-name="OrgSubtitle">
        <text:initial-creator>Oliver
        Pauffley</text:initial-creator>
      </text:p>
      <text:p text:style-name="OrgSubtitle"/>
      <text:p text:style-name="Text_20_body">Summations are these
      things here:</text:p>
      <text:p text:style-name="OrgFixedWidthBlock">
      \begin{equation}</text:p>
      <text:p text:style-name="OrgFixedWidthBlock">
      \label{eq:1}</text:p>
      <text:p text:style-name="OrgFixedWidthBlock">\sum_{i=0}^n
      f(i) = f(1) + f(2) + f(3) + ... + f(n)</text:p>
      <text:p text:style-name="OrgFixedWidthBlockLastLine">
      \end{equation}</text:p>
      <text:p text:style-name="OrgFixedWidthBlockLastLine">
      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/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</text:page-number>
        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
          <text:page-number text:select-page="current"/>
        </text:p>
      </style:footer>
    </style:master-page>
    <style:master-page style:name="OrgFirstPage" style:page-layout-name="Mpm4" style:next-style-name="OrgPage">
      <style:footer>
        <text:p text:style-name="MP1">
          <text:page-number text:select-page="current"/>
        </text:p>
      </style:footer>
    </style:master-page>
    <style:master-page style:name="OrgPage" style:page-layout-name="Mpm5">
      <style:footer>
        <text:p text:style-name="MP1">
          <text:page-number text:select-page="curren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Oliver Pauffley</dc:creator>
    <meta:initial-creator>Oliver Pauffley</meta:initial-creator>
    <dc:date>2021-10-05T18:53:15</dc:date>
    <meta:creation-date>2021-10-05T18:53:15</meta:creation-date>
    <meta:generator>Emacs 27.2 (Org mode 9.5)</meta:generator>
    <meta:keyword/>
    <dc:subject/>
    <dc:title>Summations</dc:title>
  </office:meta>
</office:document-meta>
</file>